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Frankfurt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Munich</text:p>
          </table:table-cell>
          <table:table-cell table:style-name="ce1" office:value-type="string" calcext:value-type="string">
            <text:p>Zurich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45.89" calcext:value-type="float">
            <text:p>1245,89</text:p>
          </table:table-cell>
          <table:table-cell office:value-type="string" calcext:value-type="string">
            <text:p>Steve</text:p>
          </table:table-cell>
          <table:table-cell office:value-type="float" office:value="2220" calcext:value-type="float">
            <text:p>2220,00</text:p>
          </table:table-cell>
          <table:table-cell table:formula="of:=SUM([.B2:.D2]) / 1.79" office:value-type="float" office:value="1936.25139664804" calcext:value-type="float">
            <text:p>1936,2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89.99" calcext:value-type="float">
            <text:p>1289,99</text:p>
          </table:table-cell>
          <table:table-cell office:value-type="string" calcext:value-type="string">
            <text:p>Steve</text:p>
          </table:table-cell>
          <table:table-cell office:value-type="float" office:value="2405.14" calcext:value-type="float">
            <text:p>2405,14</text:p>
          </table:table-cell>
          <table:table-cell table:formula="of:=SUM([.B3:.D3]) / 1.79" office:value-type="float" office:value="2064.31843575419" calcext:value-type="float">
            <text:p>2064,3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379.04" calcext:value-type="float">
            <text:p>1379,04</text:p>
          </table:table-cell>
          <table:table-cell office:value-type="string" calcext:value-type="string">
            <text:p>Steve</text:p>
          </table:table-cell>
          <table:table-cell office:value-type="float" office:value="1984.9" calcext:value-type="float">
            <text:p>1984,90</text:p>
          </table:table-cell>
          <table:table-cell table:formula="of:=SUM([.B4:.D4]) / 1.79" office:value-type="float" office:value="1879.29608938548" calcext:value-type="float">
            <text:p>1879,3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450.89" calcext:value-type="float">
            <text:p>1450,89</text:p>
          </table:table-cell>
          <table:table-cell office:value-type="string" calcext:value-type="string">
            <text:p>Steve</text:p>
          </table:table-cell>
          <table:table-cell table:formula="of:=SUM([.D2:.D4])/2.876 -120" office:value-type="float" office:value="2178.34492350487" calcext:value-type="float">
            <text:p>2178,34</text:p>
          </table:table-cell>
          <table:table-cell table:formula="of:=SUM([.B5:.D5]) / 1.79" office:value-type="float" office:value="2027.50554385747" calcext:value-type="float">
            <text:p>2027,5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([.B4]+[.B5])/2 * 1.188" office:value-type="float" office:value="1680.97842" calcext:value-type="float">
            <text:p>1680,98</text:p>
          </table:table-cell>
          <table:table-cell office:value-type="string" calcext:value-type="string">
            <text:p>Frank</text:p>
          </table:table-cell>
          <table:table-cell table:formula="of:=SUM([.D3:.D5])/2.876 -120" office:value-type="float" office:value="2163.86123904898" calcext:value-type="float">
            <text:p>2163,86</text:p>
          </table:table-cell>
          <table:table-cell table:formula="of:=SUM([.B6:.D6]) / 1.79" office:value-type="float" office:value="2147.95511678714" calcext:value-type="float">
            <text:p>2147,9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([.B5]+[.B6])/2 * 1.188" office:value-type="float" office:value="1860.32984148" calcext:value-type="float">
            <text:p>1860,33</text:p>
          </table:table-cell>
          <table:table-cell office:value-type="string" calcext:value-type="string">
            <text:p>Frank</text:p>
          </table:table-cell>
          <table:table-cell table:formula="of:=SUM([.D4:.D6])/2.876 -120" office:value-type="float" office:value="2079.96737223708" calcext:value-type="float">
            <text:p>2079,97</text:p>
          </table:table-cell>
          <table:table-cell table:formula="of:=SUM([.B7:.D7]) / 1.79" office:value-type="float" office:value="2201.28335961848" calcext:value-type="float">
            <text:p>2201,2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([.B6]+[.B7])/2 * 1.188" office:value-type="float" office:value="2103.53710731912" calcext:value-type="float">
            <text:p>2103,54</text:p>
          </table:table-cell>
          <table:table-cell office:value-type="string" calcext:value-type="string">
            <text:p>Frank</text:p>
          </table:table-cell>
          <table:table-cell table:formula="of:=SUM([.D5:.D7])/2.676 -89" office:value-type="float" office:value="2310.91537174549" calcext:value-type="float">
            <text:p>2310,92</text:p>
          </table:table-cell>
          <table:table-cell table:formula="of:=SUM([.B8:.D8]) / 1.79" office:value-type="float" office:value="2466.17456930984" calcext:value-type="float">
            <text:p>2466,1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([.B7]+[.B8])/2 * 1.188" office:value-type="float" office:value="2354.53696758668" calcext:value-type="float">
            <text:p>2354,54</text:p>
          </table:table-cell>
          <table:table-cell office:value-type="string" calcext:value-type="string">
            <text:p>Frank</text:p>
          </table:table-cell>
          <table:table-cell table:formula="of:=SUM([.D6:.D8])/2.676 -89" office:value-type="float" office:value="2360.45589799385" calcext:value-type="float">
            <text:p>2360,46</text:p>
          </table:table-cell>
          <table:table-cell table:formula="of:=SUM([.B9:.D9]) / 1.79" office:value-type="float" office:value="2634.0742265813" calcext:value-type="float">
            <text:p>2634,0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([.B8]+[.B9])/2 * 1.188" office:value-type="float" office:value="2648.09600049404" calcext:value-type="float">
            <text:p>2648,10</text:p>
          </table:table-cell>
          <table:table-cell office:value-type="string" calcext:value-type="string">
            <text:p>Frank</text:p>
          </table:table-cell>
          <table:table-cell table:formula="of:=SUM([.D7:.D9])/2.676 -89" office:value-type="float" office:value="2433.92176456518" calcext:value-type="float">
            <text:p>2433,92</text:p>
          </table:table-cell>
          <table:table-cell table:formula="of:=SUM([.B10:.D10]) / 1.79" office:value-type="float" office:value="2839.11606986549" calcext:value-type="float">
            <text:p>2839,1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([.B9]+[.B10])/2 * 1.188" office:value-type="float" office:value="2971.56398303995" calcext:value-type="float">
            <text:p>2971,56</text:p>
          </table:table-cell>
          <table:table-cell office:value-type="string" calcext:value-type="string">
            <text:p>Bill</text:p>
          </table:table-cell>
          <table:table-cell table:formula="of:=SUM([.D8:.D10])/2.676 -89" office:value-type="float" office:value="2566.1917168552" calcext:value-type="float">
            <text:p>2566,19</text:p>
          </table:table-cell>
          <table:table-cell table:formula="of:=SUM([.B11:.D11]) / 1.79" office:value-type="float" office:value="3093.71826809785" calcext:value-type="float">
            <text:p>3093,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([.B10]+[.B11])/2 * 1.188" office:value-type="float" office:value="3338.07803021919" calcext:value-type="float">
            <text:p>3338,08</text:p>
          </table:table-cell>
          <table:table-cell office:value-type="string" calcext:value-type="string">
            <text:p>Bill</text:p>
          </table:table-cell>
          <table:table-cell table:formula="of:=SUM([.D9:.D11])/2.676 -89" office:value-type="float" office:value="2661.58646465405" calcext:value-type="float">
            <text:p>2661,59</text:p>
          </table:table-cell>
          <table:table-cell table:formula="of:=SUM([.B12:.D12]) / 1.79" office:value-type="float" office:value="3351.76787423086" calcext:value-type="float">
            <text:p>3351,7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([.B11]+[.B12])/2 * 1.188" office:value-type="float" office:value="3747.92735587593" calcext:value-type="float">
            <text:p>3747,93</text:p>
          </table:table-cell>
          <table:table-cell office:value-type="string" calcext:value-type="string">
            <text:p>Bill</text:p>
          </table:table-cell>
          <table:table-cell table:formula="of:=SUM([.D10:.D12])/2.676 -89" office:value-type="float" office:value="2774.11657177669" calcext:value-type="float">
            <text:p>2774,12</text:p>
          </table:table-cell>
          <table:table-cell table:formula="of:=SUM([.B13:.D13]) / 1.79" office:value-type="float" office:value="3643.59995958247" calcext:value-type="float">
            <text:p>3643,6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([.B12]+[.B13])/2 * 1.188" office:value-type="float" office:value="4209.0871993405" calcext:value-type="float">
            <text:p>4209,09</text:p>
          </table:table-cell>
          <table:table-cell office:value-type="string" calcext:value-type="string">
            <text:p>Bill</text:p>
          </table:table-cell>
          <table:table-cell table:formula="of:=SUM([.D11:.D13])/2.676 -89" office:value-type="float" office:value="2901.24467611582" calcext:value-type="float">
            <text:p>2901,24</text:p>
          </table:table-cell>
          <table:table-cell table:formula="of:=SUM([.B14:.D14]) / 1.79" office:value-type="float" office:value="3972.25244438901" calcext:value-type="float">
            <text:p>3972,2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([.B13]+[.B14])/2 * 1.188" office:value-type="float" office:value="4726.46664579856" calcext:value-type="float">
            <text:p>4726,47</text:p>
          </table:table-cell>
          <table:table-cell office:value-type="string" calcext:value-type="string">
            <text:p>Bill</text:p>
          </table:table-cell>
          <table:table-cell table:formula="of:=SUM([.D12:.D14])/2.676 -89" office:value-type="float" office:value="3026.45131261082" calcext:value-type="float">
            <text:p>3026,45</text:p>
          </table:table-cell>
          <table:table-cell table:formula="of:=SUM([.B15:.D15]) / 1.79" office:value-type="float" office:value="4331.23908291027" calcext:value-type="float">
            <text:p>4331,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([.B14]+[.B15])/2 * 1.188" office:value-type="float" office:value="5307.7189840126" calcext:value-type="float">
            <text:p>5307,72</text:p>
          </table:table-cell>
          <table:table-cell office:value-type="string" calcext:value-type="string">
            <text:p>Bill</text:p>
          </table:table-cell>
          <table:table-cell table:formula="of:=SUM([.D13:.D15])/2.676 -89" office:value-type="float" office:value="3162.79841573369" calcext:value-type="float">
            <text:p>3162,80</text:p>
          </table:table-cell>
          <table:table-cell table:formula="of:=SUM([.B16:.D16]) / 1.79" office:value-type="float" office:value="4732.13262555659" calcext:value-type="float">
            <text:p>4732,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.00.0000</text:date>, <text:time style:data-style-name="N2" text:time-value="22:08:51.491371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d Klein</meta:initial-creator>
    <meta:creation-date>2015-02-16T21:10:15.486910689</meta:creation-date>
    <dc:date>2015-02-16T22:12:15.189153777</dc:date>
    <dc:creator>Bernd Klein</dc:creator>
    <meta:editing-duration>PT3M4S</meta:editing-duration>
    <meta:editing-cycles>1</meta:editing-cycles>
    <meta:generator>LibreOffice/4.2.7.2$Linux_X86_64 LibreOffice_project/420m0$Build-2</meta:generator>
    <meta:document-statistic meta:table-count="1" meta:cell-count="80" meta:object-count="0"/>
  </office:meta>
</office:document-meta>
</file>